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9" manifest:media-type=""/>
  <manifest:file-entry manifest:full-path="ObjectReplacements/OleObj8" manifest:media-type=""/>
  <manifest:file-entry manifest:full-path="ObjectReplacements/OleObj7" manifest:media-type=""/>
  <manifest:file-entry manifest:full-path="ObjectReplacements/OleObj6" manifest:media-type=""/>
  <manifest:file-entry manifest:full-path="ObjectReplacements/OleObj5" manifest:media-type=""/>
  <manifest:file-entry manifest:full-path="ObjectReplacements/OleObj11" manifest:media-type=""/>
  <manifest:file-entry manifest:full-path="ObjectReplacements/OleObj4" manifest:media-type=""/>
  <manifest:file-entry manifest:full-path="ObjectReplacements/OleObj10"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OleObj9" manifest:media-type="application/octet-stream"/>
  <manifest:file-entry manifest:full-path="content.xml" manifest:media-type="text/xml"/>
  <manifest:file-entry manifest:full-path="OleObj8" manifest:media-type="application/octet-stream"/>
  <manifest:file-entry manifest:full-path="OleObj7" manifest:media-type="application/octet-stream"/>
  <manifest:file-entry manifest:full-path="styles.xml" manifest:media-type="text/xml"/>
  <manifest:file-entry manifest:full-path="OleObj6" manifest:media-type="application/octet-stream"/>
  <manifest:file-entry manifest:full-path="OleObj11" manifest:media-type="application/octet-stream"/>
  <manifest:file-entry manifest:full-path="OleObj4" manifest:media-type="application/octet-stream"/>
  <manifest:file-entry manifest:full-path="OleObj5" manifest:media-type="application/octet-stream"/>
  <manifest:file-entry manifest:full-path="OleObj10" manifest:media-type="application/octet-stream"/>
  <manifest:file-entry manifest:full-path="OleObj3" manifest:media-type="application/octet-stream"/>
  <manifest:file-entry manifest:full-path="Configurations2/" manifest:media-type="application/vnd.sun.xml.ui.configuration"/>
  <manifest:file-entry manifest:full-path="OleObj2" manifest:media-type="application/octet-stream"/>
  <manifest:file-entry manifest:full-path="settings.xml" manifest:media-type="text/xml"/>
  <manifest:file-entry manifest:full-path="OleObj1" manifest:media-type="application/octet-stream"/>
  <manifest:file-entry manifest:full-path="Thumbnails/thumbnail.png" manifest:media-type="image/png"/>
  <manifest:file-entry manifest:full-path="manifest.rdf" manifest:media-type="application/rdf+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ce style:name="Calibri Light" svg:font-family="'Calibri Light'"/>
    <style:font-face style:name="Calibri1" svg:font-family="Calibri" style:font-family-generic="swiss" style:font-pitch="variable"/>
    <style:font-face style:name="Segoe UI" svg:font-family="'Segoe UI'"/>
    <style:font-face style:name="Symbol" svg:font-family="Symbol"/>
    <style:font-face style:name="Tahoma" svg:font-family="Tahoma" style:font-family-generic="system" style:font-pitch="variable"/>
    <style:font-face style:name="Times New Roman" svg:font-family="'Times New Roman'"/>
  </office:font-face-decls>
  <office:automatic-styles>
    <style:style style:name="P1" style:family="paragraph" style:parent-style-name="Standard">
      <style:paragraph-properties fo:margin-top="0cm" fo:margin-bottom="0.423cm" style:contextual-spacing="false" fo:line-height="100%" fo:text-align="start" style:justify-single-word="false"/>
    </style:style>
    <style:style style:name="P2" style:family="paragraph" style:parent-style-name="Standard">
      <style:paragraph-properties fo:margin-top="0.494cm" fo:margin-bottom="0.494cm" style:contextual-spacing="false" fo:line-height="100%" fo:text-align="start" style:justify-single-word="false"/>
    </style:style>
    <style:style style:name="P3" style:family="paragraph" style:parent-style-name="Standard">
      <style:paragraph-properties fo:margin-top="0cm" fo:margin-bottom="0.423cm" style:contextual-spacing="false" fo:line-height="110%" fo:text-align="start" style:justify-single-word="false"/>
      <style:text-properties fo:color="#1f3864" loext:opacity="100%" style:font-name="Calibri Light" fo:font-size="16pt" fo:font-weight="normal" fo:background-color="transparent" style:font-name-asian="Calibri Light" style:font-name-complex="Calibri Light"/>
    </style:style>
    <style:style style:name="P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fo:background-color="transparent" style:font-name-asian="Times New Roman" style:font-name-complex="Times New Roman"/>
    </style:style>
    <style:style style:name="P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paragraph-rsid="000e809d" fo:background-color="transparent" style:font-name-asian="Times New Roman" style:font-name-complex="Times New Roman"/>
    </style:style>
    <style:style style:name="P6" style:family="paragraph" style:parent-style-name="Standard">
      <style:paragraph-properties fo:margin-top="0cm" fo:margin-bottom="0.423cm" style:contextual-spacing="false"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7" style:family="paragraph" style:parent-style-name="Standard" style:list-style-name="L1">
      <style:paragraph-properties fo:margin-left="-0.635cm" fo:margin-top="0.494cm" fo:margin-bottom="0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8" style:family="paragraph" style:parent-style-name="Standard" style:list-style-name="L1">
      <style:paragraph-properties fo:margin-left="-0.635cm" fo:margin-top="0cm" fo:margin-bottom="0.494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9" style:family="paragraph" style:parent-style-name="Standard" style:list-style-name="L2">
      <style:paragraph-properties fo:margin-left="-0.635cm" fo:margin-top="0.494cm" fo:margin-bottom="0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10" style:family="paragraph" style:parent-style-name="Standard" style:list-style-name="L2">
      <style:paragraph-properties fo:margin-left="-0.635cm" fo:margin-top="0cm" fo:margin-bottom="0.494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11" style:family="paragraph" style:parent-style-name="Standard" style:list-style-name="L3">
      <style:paragraph-properties fo:margin-left="-0.635cm" fo:margin-top="0.494cm" fo:margin-bottom="0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12" style:family="paragraph" style:parent-style-name="Standard" style:list-style-name="L3">
      <style:paragraph-properties fo:margin-left="-0.635cm"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13" style:family="paragraph" style:parent-style-name="Standard" style:list-style-name="L3">
      <style:paragraph-properties fo:margin-left="-0.635cm" fo:margin-top="0cm" fo:margin-bottom="0.494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14" style:family="paragraph" style:parent-style-name="Standard" style:list-style-name="L4">
      <style:paragraph-properties fo:margin-left="-0.635cm" fo:margin-top="0.494cm" fo:margin-bottom="0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15" style:family="paragraph" style:parent-style-name="Standard" style:list-style-name="L4">
      <style:paragraph-properties fo:margin-left="-0.635cm"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16" style:family="paragraph" style:parent-style-name="Standard" style:list-style-name="L4">
      <style:paragraph-properties fo:margin-left="-0.635cm" fo:margin-top="0cm" fo:margin-bottom="0.494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17" style:family="paragraph" style:parent-style-name="Standard" style:list-style-name="L5">
      <style:paragraph-properties fo:margin-left="-0.635cm" fo:margin-top="0.494cm" fo:margin-bottom="0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18" style:family="paragraph" style:parent-style-name="Standard" style:list-style-name="L5">
      <style:paragraph-properties fo:margin-left="-0.635cm"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19" style:family="paragraph" style:parent-style-name="Standard" style:list-style-name="L5">
      <style:paragraph-properties fo:margin-left="-0.635cm" fo:margin-top="0cm" fo:margin-bottom="0.494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20" style:family="paragraph" style:parent-style-name="Standard" style:list-style-name="L6">
      <style:paragraph-properties fo:margin-left="-0.635cm" fo:margin-top="0.494cm" fo:margin-bottom="0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21" style:family="paragraph" style:parent-style-name="Standard" style:list-style-name="L6">
      <style:paragraph-properties fo:margin-left="-0.635cm"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22" style:family="paragraph" style:parent-style-name="Standard" style:list-style-name="L6">
      <style:paragraph-properties fo:margin-left="-0.635cm" fo:margin-top="0cm" fo:margin-bottom="0.494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23" style:family="paragraph" style:parent-style-name="Standard">
      <style:paragraph-properties fo:margin-top="0.494cm" fo:margin-bottom="0.494cm" style:contextual-spacing="false" fo:line-height="100%"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24" style:family="paragraph" style:parent-style-name="Standard" style:list-style-name="L7">
      <style:paragraph-properties fo:margin-left="-0.635cm" fo:margin-top="0.494cm" fo:margin-bottom="0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25" style:family="paragraph" style:parent-style-name="Standard" style:list-style-name="L8">
      <style:paragraph-properties fo:margin-left="-0.635cm" fo:margin-top="0.494cm" fo:margin-bottom="0cm" style:contextual-spacing="false" fo:line-height="100%" fo:text-align="start" style:justify-single-word="false" fo:text-indent="0.635cm" style:auto-text-indent="false"/>
      <style:text-properties style:use-window-font-color="true" loext:opacity="0%" style:font-name="Times New Roman" fo:font-size="12pt" fo:font-weight="normal" fo:background-color="transparent" style:font-name-asian="Times New Roman" style:font-name-complex="Times New Roman"/>
    </style:style>
    <style:style style:name="P26"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27" style:family="paragraph" style:parent-style-name="Standard">
      <style:paragraph-properties fo:margin-top="0.494cm" fo:margin-bottom="0.494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28"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fo:background-color="transparent" style:font-name-asian="Times New Roman" style:font-name-complex="Times New Roman"/>
    </style:style>
    <style:style style:name="P29" style:family="paragraph" style:parent-style-name="Standard" style:list-style-name="L4">
      <style:paragraph-properties fo:margin-left="-0.635cm" fo:margin-top="0cm" fo:margin-bottom="0.494cm" style:contextual-spacing="false" fo:line-height="100%" fo:text-align="start" style:justify-single-word="false" fo:text-indent="0.635cm" style:auto-text-indent="false"/>
    </style:style>
    <style:style style:name="P30" style:family="paragraph" style:parent-style-name="Standard" style:list-style-name="L7">
      <style:paragraph-properties fo:margin-left="-0.635cm" fo:margin-top="0cm" fo:margin-bottom="0.494cm" style:contextual-spacing="false" fo:line-height="100%" fo:text-align="start" style:justify-single-word="false" fo:text-indent="0.635cm" style:auto-text-indent="false"/>
    </style:style>
    <style:style style:name="P31" style:family="paragraph" style:parent-style-name="Standard" style:list-style-name="L8">
      <style:paragraph-properties fo:margin-left="-0.635cm" fo:margin-top="0cm" fo:margin-bottom="0.494cm" style:contextual-spacing="false" fo:line-height="100%" fo:text-align="start" style:justify-single-word="false" fo:text-indent="0.635cm" style:auto-text-indent="false"/>
    </style:style>
    <style:style style:name="P32" style:family="paragraph" style:parent-style-name="Standard" style:list-style-name="L9">
      <style:paragraph-properties fo:margin-left="-0.635cm" fo:margin-top="0cm" fo:margin-bottom="0.494cm" style:contextual-spacing="false" fo:line-height="100%" fo:text-align="start" style:justify-single-word="false" fo:text-indent="0.635cm" style:auto-text-indent="false"/>
    </style:style>
    <style:style style:name="P33" style:family="paragraph" style:parent-style-name="Standard">
      <style:paragraph-properties fo:margin-top="0.494cm" fo:margin-bottom="0.494cm" style:contextual-spacing="false" fo:line-height="100%" fo:text-align="start" style:justify-single-word="false"/>
      <style:text-properties officeooo:paragraph-rsid="000e1722"/>
    </style:style>
    <style:style style:name="P34" style:family="paragraph" style:parent-style-name="Standard" style:list-style-name="L9">
      <style:paragraph-properties fo:margin-left="-0.635cm" fo:margin-top="0.494cm" fo:margin-bottom="0cm" style:contextual-spacing="false" fo:line-height="100%" fo:text-align="start" style:justify-single-word="false" fo:text-indent="0.635cm" style:auto-text-indent="false"/>
      <style:text-properties fo:color="#000000" loext:opacity="100%" style:font-name="Segoe UI" fo:font-size="10.5pt" fo:font-weight="normal" fo:background-color="transparent" style:font-name-asian="Segoe UI" style:font-name-complex="Segoe UI"/>
    </style:style>
    <style:style style:name="P35" style:family="paragraph" style:parent-style-name="Standard" style:list-style-name="L9">
      <style:paragraph-properties fo:margin-left="-0.635cm" fo:line-height="100%" fo:text-align="start" style:justify-single-word="false" fo:text-indent="0.635cm" style:auto-text-indent="false"/>
      <style:text-properties fo:color="#000000" loext:opacity="100%" style:font-name="Segoe UI" fo:font-size="10.5pt" fo:font-weight="normal" fo:background-color="transparent" style:font-name-asian="Segoe UI" style:font-name-complex="Segoe UI"/>
    </style:style>
    <style:style style:name="P36" style:family="paragraph" style:parent-style-name="Standard" style:list-style-name="L9">
      <style:paragraph-properties fo:margin-left="-0.635cm" fo:margin-top="0cm" fo:margin-bottom="0.494cm" style:contextual-spacing="false" fo:line-height="100%" fo:text-align="start" style:justify-single-word="false" fo:text-indent="0.635cm" style:auto-text-indent="false"/>
      <style:text-properties fo:color="#000000" loext:opacity="100%" style:font-name="Segoe UI" fo:font-size="10.5pt" fo:font-weight="normal" fo:background-color="transparent" style:font-name-asian="Segoe UI" style:font-name-complex="Segoe UI"/>
    </style:style>
    <style:style style:name="P37" style:family="paragraph" style:parent-style-name="Standard" style:list-style-name="L9">
      <style:paragraph-properties fo:margin-left="-0.635cm" fo:margin-top="0.494cm" fo:margin-bottom="0cm" style:contextual-spacing="false" fo:line-height="100%" fo:text-align="start" style:justify-single-word="false" fo:text-indent="0.635cm" style:auto-text-indent="false"/>
      <style:text-properties fo:color="#000000" loext:opacity="100%" style:font-name="Segoe UI" fo:font-size="10.5pt" fo:font-weight="normal" officeooo:rsid="000e1722" officeooo:paragraph-rsid="000e1722" fo:background-color="transparent" style:font-name-asian="Segoe UI" style:font-name-complex="Segoe UI"/>
    </style:style>
    <style:style style:name="P38" style:family="paragraph" style:parent-style-name="Standard" style:list-style-name="L9">
      <style:paragraph-properties fo:margin-left="-0.635cm" fo:margin-top="0cm" fo:margin-bottom="0.494cm" style:contextual-spacing="false" fo:line-height="100%" fo:text-align="start" style:justify-single-word="false" fo:text-indent="0.635cm" style:auto-text-indent="false"/>
      <style:text-properties officeooo:rsid="000e1722" officeooo:paragraph-rsid="000e1722"/>
    </style:style>
    <style:style style:name="P39" style:family="paragraph" style:parent-style-name="Standard">
      <style:paragraph-properties fo:margin-left="-0.635cm" fo:margin-top="0cm" fo:margin-bottom="0.494cm" style:contextual-spacing="false" fo:line-height="100%" fo:text-align="start" style:justify-single-word="false" fo:text-indent="0.635cm" style:auto-text-indent="false"/>
      <style:text-properties officeooo:rsid="000e1722" officeooo:paragraph-rsid="000e1722"/>
    </style:style>
    <style:style style:name="P40" style:family="paragraph" style:parent-style-name="Standard">
      <style:paragraph-properties fo:margin-left="-0.635cm" fo:margin-top="0cm" fo:margin-bottom="0.494cm" style:contextual-spacing="false" fo:line-height="100%" fo:text-align="start" style:justify-single-word="false" fo:text-indent="0.635cm" style:auto-text-indent="false"/>
      <style:text-properties officeooo:rsid="000e809d" officeooo:paragraph-rsid="000e809d"/>
    </style:style>
    <style:style style:name="T1"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loext:opacity="0%" style:font-name="Times New Roman" fo:font-size="12pt" fo:font-weight="normal" officeooo:rsid="000e1722" fo:background-color="transparent" loext:char-shading-value="0" style:font-name-asian="Times New Roman" style:font-name-complex="Times New Roman"/>
    </style:style>
    <style:style style:name="T3" style:family="text">
      <style:text-properties style:use-window-font-color="true" loext:opacity="0%" style:font-name="Calibri" fo:font-size="11pt" fo:font-weight="normal" fo:background-color="transparent" loext:char-shading-value="0" style:font-name-asian="Calibri" style:font-name-complex="Calibri"/>
    </style:style>
    <style:style style:name="T4" style:family="text">
      <style:text-properties fo:color="#0000ff" loext:opacity="100%"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5" style:family="text">
      <style:text-properties fo:color="#000000" loext:opacity="100%" style:font-name="Segoe UI" fo:font-size="10.5pt" fo:font-weight="normal" fo:background-color="transparent" loext:char-shading-value="0" style:font-name-asian="Segoe UI" style:font-name-complex="Segoe UI"/>
    </style:style>
    <style:style style:name="T6" style:family="text">
      <style:text-properties officeooo:rsid="000e1722"/>
    </style:style>
    <style:style style:name="T7" style:family="text">
      <style:text-properties style:font-name="Calibri" fo:font-size="11pt" fo:font-weight="normal" style:font-name-asian="Calibri" style:font-name-complex="Calibri"/>
    </style:style>
    <style:style style:name="T8" style:family="text">
      <style:text-properties style:font-name="Calibri" fo:font-size="11pt" fo:font-weight="normal" officeooo:rsid="000e9194" style:font-name-asian="Calibri" style:font-name-complex="Calibri"/>
    </style:style>
    <style:style style:name="T9" style:family="text">
      <style:text-properties style:font-name="Calibri" fo:font-size="11pt" fo:font-weight="normal" officeooo:rsid="000f8f5a" style:font-name-asian="Calibri" style:font-name-complex="Calibri"/>
    </style:style>
    <style:style style:name="fr1" style:family="graphic" style:parent-style-name="OLE">
      <style:graphic-properties style:vertical-pos="top" style:vertical-rel="baseline" draw:visible-area-left="0cm" draw:visible-area-top="0cm" draw:visible-area-width="5cm" draw:visible-area-height="5cm" draw:ole-draw-aspect="1"/>
    </style:style>
    <text:list-style style:name="L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ct Write up</text:p>
      <text:p text:style-name="P4">Problem Specification</text:p>
      <text:p text:style-name="P6">Some friends want to play a game which has the following features.</text:p>
      <text:p text:style-name="P6">A 2d platformer / shooter which should have two game modes:</text:p>
      <text:list text:style-name="L1">
        <text:list-item>
          <text:p text:style-name="P7">Vs - two or more players play against each other in a death match game</text:p>
        </text:list-item>
        <text:list-item>
          <text:p text:style-name="P8">Single Player / Coop - one or more players fight against waves of NPC enemies</text:p>
        </text:list-item>
      </text:list>
      <text:p text:style-name="P6">It should use local multiplayer and platforms should be destructible breaking into pieces when shot using an algorithm to determine the fragmentation pattern of the platform. The NPCs should use path finding algorithms to find the way over rubble from broken platforms to the player(s). As a last addition I will add a custom level designer which is easy for users to use.</text:p>
      <text:p text:style-name="P4">Analysis</text:p>
      <text:p text:style-name="P28">Stakeholders</text:p>
      <text:p text:style-name="P26">Users</text:p>
      <text:p text:style-name="P6">The main group to benefit from the game are going to be the players. Players will be a diverse group of users. They will likely already have some experience of how games work. This means an in depth tutorial on how to use a controller is not necessary, however controls for the game should be similar to other games the users have played as this will avoid a long learning curve for the player which maximises the time they have enjoying the final product. A screen should be shown when the player first opens the game which describes what the controls are briefly. Controls should be easy to change and sensitivity should be easy to change.</text:p>
      <text:p text:style-name="P26">Accessibility for Different Users</text:p>
      <text:p text:style-name="P6">The game should be usable with many types of controllers including those for people with disabilities. It may be worth considering adding support for mouse and keyboard as not all players will have access to a controller however this may give some players an advantage against others. options to change colours to make use of the game for colour blind users should be implemented and differences between colours should not be the only signifier for a differences in two items e.g. different guns should have different shapes and different colours.</text:p>
      <text:p text:style-name="P6">Users who do not speak english should be considered so easy methods of choosing language should be implemented even if different languages are not added at the time. This will make further improvements to the game easier in the future.</text:p>
      <text:p text:style-name="P26"><text:soft-page-break/>Other Stakeholders</text:p>
      <text:p text:style-name="P6">My teacher is also a stakeholder. They need the game to be completed within a time frame and to have a large amount of algorithmic complexity.</text:p>
      <text:p text:style-name="P28">Research and Identification of Solutions to the problem</text:p>
      <text:p text:style-name="P26">Platforms for designs</text:p>
      <text:p text:style-name="P6">I have considered two options for languages to develop the software:</text:p>
      <text:list text:style-name="L2">
        <text:list-item>
          <text:p text:style-name="P9">C++</text:p>
        </text:list-item>
        <text:list-item>
          <text:p text:style-name="P10">Python</text:p>
        </text:list-item>
      </text:list>
      <text:p text:style-name="P6">The benefits of C++ are that it is compiled, fast and a standard for game development however my knowledge of C++ is not as good as in python and getting help is harder as the language is not taught in my college also the libraries. Python is slower but it is the language that my college uses which means help is easier to find. Also I have more experience in python. For these reasons I decided on using python for the game.</text:p>
      <text:p text:style-name="P1"><text:span text:style-name="T1">I did some research on </text:span><text:a xlink:type="simple" xlink:href="https://geekflare.com/python-game-development-libraries-frameworks/" text:style-name="Internet_20_link" text:visited-style-name="Visited_20_Internet_20_Link"><text:span text:style-name="T4">python game libraries</text:span></text:a></text:p>
      <text:p text:style-name="P6">I decided on using Pygame for my game as it will make the development process far quicker since I do not need to spend time handling displays and events. Pygame is the best option as there is good documentation on the python module and lots of information on YouTube and the web. It is also a fast option compared to other python modules for game development. There are also two options with Pygame: I can use Pygame-ce or I can use the official Pygame. The official Pygame is currently not in development and the owner of the GitHub repository will not let progress continue because of political reasons. Pygame-ce is currently a much more active project. For this reason I plan to use Pygame-ce.</text:p>
      <text:p text:style-name="P26">Looking at other solutions</text:p>
      <text:p text:style-name="P6">I looked at other games that had the some of the features that I wanted in my project.</text:p>
      <text:p text:style-name="P6">Stick fight:</text:p>
      <text:p text:style-name="P6">Pros:</text:p>
      <text:list text:style-name="L3">
        <text:list-item>
          <text:p text:style-name="P11">Fast paced</text:p>
        </text:list-item>
        <text:list-item>
          <text:p text:style-name="P12">Easy local multiplayer</text:p>
        </text:list-item>
        <text:list-item>
          <text:p text:style-name="P13">Some platform destruction</text:p>
        </text:list-item>
      </text:list>
      <text:p text:style-name="P6">Cons:</text:p>
      <text:list text:style-name="L4">
        <text:list-item>
          <text:p text:style-name="P14">Not open source so users do not know what the application is doing with their data. </text:p>
        </text:list-item>
        <text:list-item>
          <text:p text:style-name="P15"><text:soft-page-break/>Costs money which can act as a barrier to entry as some users cannot play the game as they cannot afford the game.</text:p>
        </text:list-item>
        <text:list-item>
          <text:p text:style-name="P16">Online multiplayer can be buggy (teleporting through walls, extreme lattency issues, etc.) because the servers are hosted locally on the players computers. </text:p>
          <text:p text:style-name="P29"><text:span text:style-name="T3"/></text:p>
        </text:list-item>
      </text:list>
      <text:p text:style-name="P6">Frog Smashers:</text:p>
      <text:p text:style-name="P6">Pros:</text:p>
      <text:list text:style-name="L5">
        <text:list-item>
          <text:p text:style-name="P17">Fast paced</text:p>
        </text:list-item>
        <text:list-item>
          <text:p text:style-name="P18">Simple</text:p>
        </text:list-item>
        <text:list-item>
          <text:p text:style-name="P19">Open source</text:p>
        </text:list-item>
      </text:list>
      <text:p text:style-name="P6">Cons:</text:p>
      <text:list text:style-name="L6">
        <text:list-item>
          <text:p text:style-name="P20">Only controllers can be used. This limits the users as some users may not have a controller or may have only one controller which means they cannot play with friends.</text:p>
        </text:list-item>
        <text:list-item>
          <text:p text:style-name="P21">Very simple game mechanics which can do have variety in the ways they can be used but can get monotonous / boring.</text:p>
        </text:list-item>
        <text:list-item>
          <text:p text:style-name="P22">Uses unity which is first helps with lots of the programming would not show my skills in programming.</text:p>
        </text:list-item>
      </text:list>
      <text:p text:style-name="P2"><text:span text:style-name="T1">One feature in Stick Fight that I liked was the </text:span><text:a xlink:type="simple" xlink:href="https://drive.google.com/file/d/1VF03cVP2xV6kSCA_54Ucrns5NLPGiZRU/view?usp=drive_link" text:style-name="Internet_20_link" text:visited-style-name="Visited_20_Internet_20_Link"><text:span text:style-name="T4">menu screen</text:span></text:a><text:span text:style-name="T1">. It uses a diegetic menu which is where game's interface elements exist In-Universe. In this case the players can physically hit each other and move into different rooms to choose whether to play local multiplayer or online multiplayer. The game uses a non diegetic menu for some of the less common parts. Frog smashers also has a diegetic menu that I thought would fit the game. I thought that a combination of these two loading screens would fit the my project best. </text:span></text:p>
      <text:p text:style-name="P23">I also liked thought that the fact it was not too competitive was a benefit as it fit the games style as a game to play with friends. The randomness of each round means that players who are not so good still win a certain amount of rounds. This keeps the game fun for all players no matter their skill level. </text:p>
      <text:p text:style-name="P2"><text:span text:style-name="T1">Also the characters in stick fight are </text:span><text:a xlink:type="simple" xlink:href="https://drive.google.com/file/d/1vix8xcF-g4lRpyzrFqKX_YiRPsHLKbiV/view?usp=drive_link" text:style-name="Internet_20_link" text:visited-style-name="Visited_20_Internet_20_Link"><text:span text:style-name="T4">animated algorithmically</text:span></text:a><text:span text:style-name="T1"> and depend on the environment around them. This makes the players feel like rag-dolls which fits the game and would fit my game too. This feature however would take lots of time and will not be implemented in the game before the deadline.</text:span></text:p>
      <text:p text:style-name="P23">I liked the fast paced mechanics in frog smashers and thought that the power up system that is in the game would be good for mine too (maybe have different powerups for increased firing speed, reduced recoil, increased movement speed or higher bullet damage). I was thinking of implementing a grapple hook similar to the tongue in frog smashers too. This would be a latter addition to the game. </text:p>
      <text:p text:style-name="P23"><text:soft-page-break/>One of the most important parts of stick fight that i want to implement is the destruction. The ice platforms can be shot with heavy weapons causing them to fragment into pieces. I thought this might be a fun part to implement into my game but to have it present for all platforms. </text:p>
      <text:p text:style-name="P2"><text:a xlink:type="simple" xlink:href="https://www.youtube.com/watch?v=tfgcT7P_5os&amp;t=62s" text:style-name="Internet_20_link" text:visited-style-name="Visited_20_Internet_20_Link"><text:span text:style-name="T4">https://www.youtube.com/watch?v=tfgcT7P_5os&amp;t=62s</text:span></text:a></text:p>
      <text:p text:style-name="P27">Form Results</text:p>
      <text:p text:style-name="P23">I sent out a form using google forms to the target ordience (gamers in my computer science class). Here were the results:</text:p>
      <text:p text:style-name="P2"><text:span text:style-name="T1"><text:s/>1.</text:span><draw:frame draw:style-name="fr1" draw:name="Object1" text:anchor-type="as-char" svg:width="14.658cm" style:rel-width="scale" svg:height="6.033cm" style:rel-height="scale" draw:z-index="0"><draw:object-ole xlink:href="./OleObj1" xlink:type="simple" xlink:show="embed" xlink:actuate="onLoad"/><draw:image xlink:href="./ObjectReplacements/OleObj1" xlink:type="simple" xlink:show="embed" xlink:actuate="onLoad"/></draw:frame><text:span text:style-name="T1">The majority of players play games on PC or laptop. These are the two devices that I should ensure the game works for. Later porting the game for handheld devices and for consoles would widen my audience. </text:span></text:p>
      <text:p text:style-name="P2"><text:span text:style-name="T1">2.</text:span><draw:frame draw:style-name="fr1" draw:name="Object2" text:anchor-type="as-char" svg:width="14.658cm" style:rel-width="scale" svg:height="6.033cm" style:rel-height="scale" draw:z-index="1"><draw:object-ole xlink:href="./OleObj2" xlink:type="simple" xlink:show="embed" xlink:actuate="onLoad"/><draw:image xlink:href="./ObjectReplacements/OleObj2" xlink:type="simple" xlink:show="embed" xlink:actuate="onLoad"/></draw:frame><text:span text:style-name="T1">The majority of the players will be using the windows operating system to play games. Some will be using linux. Linux gaming is also a very quickly growing area. These are also the two operating systems that i will be able to test my game on. I may look at making the game available for macOS later on in the development. If native linux support is too difficult I will have to add documentation on how to use the game with a virtual machine.</text:span></text:p>
      <text:p text:style-name="P2"><text:soft-page-break/><text:span text:style-name="T1">3. </text:span><draw:frame draw:style-name="fr1" draw:name="Object3" text:anchor-type="as-char" svg:width="14.658cm" style:rel-width="scale" svg:height="5.583cm" style:rel-height="scale" draw:z-index="2"><draw:object-ole xlink:href="./OleObj3" xlink:type="simple" xlink:show="embed" xlink:actuate="onLoad"/><draw:image xlink:href="./ObjectReplacements/OleObj3" xlink:type="simple" xlink:show="embed" xlink:actuate="onLoad"/></draw:frame></text:p>
      <text:p text:style-name="P2"><text:span text:style-name="T1">4. </text:span><draw:frame draw:style-name="fr1" draw:name="Object4" text:anchor-type="as-char" svg:width="14.658cm" style:rel-width="scale" svg:height="4.736cm" style:rel-height="scale" draw:z-index="3"><draw:object-ole xlink:href="./OleObj4" xlink:type="simple" xlink:show="embed" xlink:actuate="onLoad"/><draw:image xlink:href="./ObjectReplacements/OleObj4" xlink:type="simple" xlink:show="embed" xlink:actuate="onLoad"/></draw:frame><text:span text:style-name="T1">The sample size for this question was too small to be representative of the player base. However it did give me ideas on how to increase awareness for the game. As the game will be open source it would be difficult to profit from the game outside of donations. This means that advertising for the game would not be a viable option. However creating videos playing the game is a free way to spread awareness. I may attempt this after development is finished.</text:span></text:p>
      <text:p text:style-name="P2"><text:span text:style-name="T1">5.</text:span><draw:frame draw:style-name="fr1" draw:name="Object5" text:anchor-type="as-char" svg:width="14.658cm" style:rel-width="scale" svg:height="6.112cm" style:rel-height="scale" draw:z-index="4"><draw:object-ole xlink:href="./OleObj5" xlink:type="simple" xlink:show="embed" xlink:actuate="onLoad"/><draw:image xlink:href="./ObjectReplacements/OleObj5" xlink:type="simple" xlink:show="embed" xlink:actuate="onLoad"/></draw:frame></text:p>
      <text:p text:style-name="P23">Epic Games and Steam are by far the most popular places for people to get their games from. These are two places that I should definitely release the game to if i want the most installs. Itch.io is also a place that I am considering uploading the finished game to as donations can be given which would make me a small amount of money to continue development. I will probably not upload to torrent sites or xbox and switch stores. </text:p>
      <text:p text:style-name="P33"><text:soft-page-break/><text:span text:style-name="T1">6.</text:span><draw:frame draw:style-name="fr1" draw:name="Object6" text:anchor-type="as-char" svg:width="14.446cm" style:rel-width="scale" svg:height="7.885cm" style:rel-height="scale" draw:z-index="5"><draw:object-ole xlink:href="./OleObj6" xlink:type="simple" xlink:show="embed" xlink:actuate="onLoad"/><draw:image xlink:href="./ObjectReplacements/OleObj6" xlink:type="simple" xlink:show="embed" xlink:actuate="onLoad"/></draw:frame></text:p>
      <text:p text:style-name="P33"><text:span text:style-name="T1">The majority of players think that wall jumping is an essential feature and that it should be in the game.</text:span></text:p>
      <text:p text:style-name="P33"><text:span text:style-name="T1">7.</text:span><draw:frame draw:style-name="fr1" draw:name="Object7" text:anchor-type="as-char" svg:width="14.658cm" style:rel-width="scale" svg:height="6.456cm" style:rel-height="scale" draw:z-index="6"><draw:object-ole xlink:href="./OleObj7" xlink:type="simple" xlink:show="embed" xlink:actuate="onLoad"/><draw:image xlink:href="./ObjectReplacements/OleObj7" xlink:type="simple" xlink:show="embed" xlink:actuate="onLoad"/></draw:frame></text:p>
      <text:p text:style-name="P33"><text:span text:style-name="T1">I will likely include all of the styles in the game (if I have enough time to) except for the medieval theme since it was the least popular.</text:span></text:p>
      <text:p text:style-name="P33"><text:soft-page-break/><text:span text:style-name="T1">8. </text:span><draw:frame draw:style-name="fr1" draw:name="Object8" text:anchor-type="as-char" svg:width="14.658cm" style:rel-width="scale" svg:height="6.429cm" style:rel-height="scale" draw:z-index="7"><draw:object-ole xlink:href="./OleObj8" xlink:type="simple" xlink:show="embed" xlink:actuate="onLoad"/><draw:image xlink:href="./ObjectReplacements/OleObj8" xlink:type="simple" xlink:show="embed" xlink:actuate="onLoad"/></draw:frame></text:p>
      <text:p text:style-name="P33"><text:span text:style-name="T1">The results showed that my users generally have computers with modern high performance GPU's, Large amounts of memory and processors with high clock speeds and multiple cores (that Pygame can take advantage of through parallelization). This means that my users will have plenty of processing power to run the game. I will, however, still try to keep my game as optimized as possible as this will increase the amount of users that are able to play my game.</text:span></text:p>
      <text:p text:style-name="P33"><text:span text:style-name="T2">9.</text:span><draw:frame draw:style-name="fr1" draw:name="Object9" text:anchor-type="as-char" svg:width="14.658cm" style:rel-width="scale" svg:height="6.271cm" style:rel-height="scale" draw:z-index="8"><draw:object-ole xlink:href="./OleObj9" xlink:type="simple" xlink:show="embed" xlink:actuate="onLoad"/><draw:image xlink:href="./ObjectReplacements/OleObj9" xlink:type="simple" xlink:show="embed" xlink:actuate="onLoad"/></draw:frame></text:p>
      <text:p text:style-name="P33"><text:span text:style-name="T1">How players moved around the game was the most important part according to the survey. Secrets are also a part that i am considering adding to the game as they may improve the game for long time users as it will increase the amount of content.</text:span></text:p>
      <text:p text:style-name="P33"><text:span text:style-name="T2"/></text:p>
      <text:p text:style-name="P33"><text:span text:style-name="T2"/></text:p>
      <text:p text:style-name="P33"><text:span text:style-name="T2"/></text:p>
      <text:p text:style-name="P33"><text:span text:style-name="T2"/></text:p>
      <text:p text:style-name="P33"><text:soft-page-break/><text:span text:style-name="T2"/></text:p>
      <text:p text:style-name="P33"><text:span text:style-name="T2">9.</text:span><draw:frame draw:style-name="fr1" draw:name="Object10" text:anchor-type="as-char" svg:width="14.658cm" style:rel-width="scale" svg:height="5.9cm" style:rel-height="scale" draw:z-index="9"><draw:object-ole xlink:href="./OleObj10" xlink:type="simple" xlink:show="embed" xlink:actuate="onLoad"/><draw:image xlink:href="./ObjectReplacements/OleObj10" xlink:type="simple" xlink:show="embed" xlink:actuate="onLoad"/></draw:frame></text:p>
      <text:p text:style-name="P33"><text:span text:style-name="T1">Controller and keyboard were split fairly evenly. I am considering adding support for both as this will maximise my player base.</text:span></text:p>
      <text:p text:style-name="P33"><text:span text:style-name="T6">10.</text:span><draw:frame draw:style-name="fr1" draw:name="Object11" text:anchor-type="as-char" svg:width="14.658cm" style:rel-width="scale" svg:height="6.059cm" style:rel-height="scale" draw:z-index="10"><draw:object-ole xlink:href="./OleObj11" xlink:type="simple" xlink:show="embed" xlink:actuate="onLoad"/><draw:image xlink:href="./ObjectReplacements/OleObj11" xlink:type="simple" xlink:show="embed" xlink:actuate="onLoad"/></draw:frame></text:p>
      <text:p text:style-name="P33"><text:span text:style-name="T1">Surprisingly the majority of respondents thought that G was the best option for throwing a weapon. Ideally a method for changing the keybindings would be implemented but this is unlikely to be done before the deadline for release. Instead I will go with the majority of people and set the G as the key for through.</text:span></text:p>
      <text:p text:style-name="P2"><text:span text:style-name="T1"/></text:p>
      <text:p text:style-name="P27">Conclusions</text:p>
      <text:p text:style-name="P6">My game should be open source and fast paced. It should avoid...</text:p>
      <text:p text:style-name="P28">Essential Features</text:p>
      <text:list text:style-name="L7">
        <text:list-item>
          <text:p text:style-name="P24"><text:soft-page-break/>Player versus player (PvP) combat is an essential feature. It is important as users want to play against each other.</text:p>
        </text:list-item>
        <text:list-item>
          <text:p text:style-name="P30"><text:span text:style-name="T3"/></text:p>
        </text:list-item>
      </text:list>
      <text:p text:style-name="P28">Limitations</text:p>
      <text:list text:style-name="L8">
        <text:list-item>
          <text:p text:style-name="P25">The proposed system will only use local multiplayer. There will be no online multiplayer as this will be difficult to implement and is out of the scope of my game.</text:p>
        </text:list-item>
        <text:list-item>
          <text:p text:style-name="P31"><text:span text:style-name="T3"/></text:p>
        </text:list-item>
      </text:list>
      <text:p text:style-name="P28">Objectives</text:p>
      <text:list text:style-name="L9">
        <text:list-item>
          <text:p text:style-name="P37">Projectiles/bullets are destroyed when they hit a tile</text:p>
        </text:list-item>
        <text:list-item>
          <text:p text:style-name="P34">Tiles/Platforms can be destroyed by some projectiles</text:p>
        </text:list-item>
        <text:list-item>
          <text:p text:style-name="P34">After enough damage tiles are destroyed</text:p>
        </text:list-item>
        <text:list-item>
          <text:p text:style-name="P37">Tiles turn into a falling tile that is affected by gravity</text:p>
        </text:list-item>
        <text:list-item>
          <text:p text:style-name="P34">Tiles break into 4 rectangles that are affected by gravity</text:p>
        </text:list-item>
        <text:list-item>
          <text:p text:style-name="P34">Tiles break into a few random shaped pieces that are algorithmically generated</text:p>
        </text:list-item>
        <text:list-item>
          <text:p text:style-name="P34">Players are able to walk and interact on the fragments of tiles</text:p>
        </text:list-item>
        <text:list-item>
          <text:p text:style-name="P35">The game should run with FPS over 60 for smooth game play</text:p>
        </text:list-item>
        <text:list-item>
          <text:p text:style-name="P36">NPC enemies which can path find to the player</text:p>
        </text:list-item>
        <text:list-item>
          <text:p text:style-name="P36">NPC enemies that can path find and interact with fragmented of tiles</text:p>
        </text:list-item>
        <text:list-item>
          <text:p text:style-name="P32"><text:span text:style-name="T5">rag-doll players that interact with the enviroment</text:span></text:p>
        </text:list-item>
        <text:list-item>
          <text:p text:style-name="P38"><text:span text:style-name="T3">The players have animation that changes depending on the speed the player is moving</text:span></text:p>
        </text:list-item>
        <text:list-item>
          <text:p text:style-name="P38"><text:span text:style-name="T3">After each round players are respawned in the next level and another round starts</text:span></text:p>
        </text:list-item>
        <text:list-item>
          <text:p text:style-name="P38"><text:span text:style-name="T3">weapons spawn in different places throughout the level</text:span></text:p>
        </text:list-item>
        <text:list-item>
          <text:p text:style-name="P38"><text:span text:style-name="T3">players can pick up weapons</text:span></text:p>
        </text:list-item>
        <text:list-item>
          <text:p text:style-name="P38"><text:span text:style-name="T3">players can use weapons</text:span></text:p>
        </text:list-item>
        <text:list-item>
          <text:p text:style-name="P38"><text:span text:style-name="T3">bullets are emitted from weapons </text:span></text:p>
        </text:list-item>
        <text:list-item>
          <text:p text:style-name="P38"><text:span text:style-name="T3">bullets can cause damage to a player</text:span></text:p>
        </text:list-item>
        <text:list-item>
          <text:p text:style-name="P38"><text:span text:style-name="T3">If enough damage is dealt the player will be killed</text:span></text:p>
        </text:list-item>
      </text:list>
      <text:p text:style-name="P39"><text:soft-page-break/><text:span text:style-name="T3"/></text:p>
      <text:p text:style-name="P5">Analysis</text:p>
      <text:p text:style-name="P40"><text:span text:style-name="T7">To </text:span><text:span text:style-name="T8">start the development I used the basic game loop that was in the Pygame documents at </text:span><text:a xlink:type="simple" xlink:href="https://pyga.me/docs" text:style-name="Internet_20_link" text:visited-style-name="Visited_20_Internet_20_Link"><text:span text:style-name="T8">https://pyga.me/docs</text:span></text:a><text:span text:style-name="T8">. I also used a </text:span><text:a xlink:type="simple" xlink:href="https://www.youtube.com/watch?v=YWN8GcmJ-jA" text:style-name="Internet_20_link" text:visited-style-name="Visited_20_Internet_20_Link"><text:span text:style-name="T8">tutorial</text:span></text:a><text:span text:style-name="T8"> from youtube to start the development </text:span><text:span text:style-name="T9">which included a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ce style:name="Calibri Light" svg:font-family="'Calibri Light'"/>
    <style:font-face style:name="Calibri1" svg:font-family="Calibri" style:font-family-generic="swiss" style:font-pitch="variable"/>
    <style:font-face style:name="Segoe UI" svg:font-family="'Segoe UI'"/>
    <style:font-face style:name="Symbol" svg:font-family="Symbol"/>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1" fo:font-size="11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n" fo:country="GB"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7T12:01:44.371441324</dc:date>
    <meta:editing-duration>PT24M23S</meta:editing-duration>
    <meta:editing-cycles>4</meta:editing-cycles>
    <meta:generator>LibreOffice/7.6.2.1$MacOSX_X86_64 LibreOffice_project/56f7684011345957bbf33a7ee678afaf4d2ba333</meta:generator>
    <meta:document-statistic meta:table-count="0" meta:image-count="0" meta:object-count="11" meta:page-count="10" meta:paragraph-count="101" meta:word-count="2023" meta:character-count="11204" meta:non-whitespace-character-count="9306"/>
  </office:meta>
</office:document-meta>
</file>